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99a77"/>
    </style:style>
    <style:style style:name="T84" style:family="text">
      <style:text-properties officeooo:rsid="021be140"/>
    </style:style>
    <style:style style:name="T85" style:family="text">
      <style:text-properties officeooo:rsid="021f27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soft-page-break/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soft-page-break/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7de7</text:span></text:p>
      <text:p text:style-name="P87"><text:a xlink:type="simple" xlink:href="https://coderprog.com/starting-with-angular/" text:style-name="Internet_20_link" text:visited-style-name="Visited_20_Internet_20_Link">HTTPS://CODERPROG.COM/STARTING-WITH-ANGULAR/</text:a><text:span text:style-name="T84">2de2</text:span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text:span text:style-name="T85">1de2</text:span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17:49:56.595358033</dc:date>
    <meta:editing-duration>PT13H35M5S</meta:editing-duration>
    <meta:editing-cycles>344</meta:editing-cycles>
    <meta:document-statistic meta:table-count="0" meta:image-count="0" meta:object-count="0" meta:page-count="3" meta:paragraph-count="96" meta:word-count="98" meta:character-count="5257" meta:non-whitespace-character-count="5248"/>
  </office:meta>
</office:document-meta>
</file>